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73000000A70A6713D59FA3C16D.png" manifest:media-type="image/png"/>
  <manifest:file-entry manifest:full-path="Pictures/10000201000001BD000000C307CD86E4857949B0.png" manifest:media-type="image/png"/>
  <manifest:file-entry manifest:full-path="Pictures/1000020100000273000000A79294175E315DE335.png" manifest:media-type="image/png"/>
  <manifest:file-entry manifest:full-path="Pictures/10000201000001780000009F4B950D113FB6AB33.png" manifest:media-type="image/png"/>
  <manifest:file-entry manifest:full-path="Pictures/10000200000001C200000130BA74CCF7B39C435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486cm"/>
    </style:style>
    <style:style style:name="gr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aco" fo:background-color="#fff9a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end"/>
      <style:text-properties fo:color="#000000" style:text-line-through-style="none" style:text-line-through-type="none"/>
    </style:style>
    <style:style style:name="P7" style:family="paragraph">
      <loext:graphic-properties draw:fill="none" draw:fill-color="#ffffff"/>
      <style:paragraph-properties fo:text-align="end"/>
      <style:text-properties fo:color="#000000" style:text-line-through-style="none" style:text-line-through-type="none" fo:font-weight="bold" style:font-weight-asian="bold" style:font-weight-complex="bold"/>
    </style:style>
    <style:style style:name="P8" style:family="paragraph">
      <style:paragraph-properties fo:text-align="center"/>
      <style:text-properties style:text-line-through-style="solid" style:text-line-through-type="single"/>
    </style:style>
    <style:style style:name="P9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Monaco" fo:background-color="#fff9ae"/>
    </style:style>
    <style:style style:name="P10" style:family="paragraph">
      <style:paragraph-properties fo:text-align="end"/>
      <style:text-properties fo:color="#808080" style:text-line-through-style="solid" style:text-line-through-type="single"/>
    </style:style>
    <style:style style:name="P11" style:family="paragraph">
      <loext:graphic-properties draw:fill="none" draw:fill-color="#ffffff"/>
      <style:paragraph-properties fo:text-align="end"/>
      <style:text-properties fo:color="#808080" style:text-line-through-style="solid" style:text-line-through-type="single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Monaco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Monaco" fo:background-color="#fff9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4" style:family="text">
      <style:text-properties fo:color="#808080" style:text-line-through-style="solid" style:text-line-through-type="single" fo:font-weight="bold" style:font-weight-asian="bold" style:font-weight-complex="bold"/>
    </style:style>
    <style:style style:name="T5" style:family="text">
      <style:text-properties style:font-name="Monac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3.946cm" svg:x="12.095cm" svg:y="1.499cm">
          <draw:image xlink:href="Pictures/10000200000001C200000130BA74CCF7B39C4350.png" xlink:type="simple" xlink:show="embed" xlink:actuate="onLoad">
            <text:p/>
          </draw:image>
        </draw:frame>
        <draw:frame draw:style-name="gr1" draw:text-style-name="P1" draw:layer="layout" svg:width="8.695cm" svg:height="3.81cm" svg:x="10.669cm" svg:y="15.632cm">
          <draw:image xlink:href="Pictures/10000201000001BD000000C307CD86E4857949B0.png" xlink:type="simple" xlink:show="embed" xlink:actuate="onLoad">
            <text:p/>
          </draw:image>
        </draw:frame>
        <draw:frame draw:style-name="gr1" draw:text-style-name="P1" draw:layer="layout" svg:width="8.89cm" svg:height="3.759cm" svg:x="10.571cm" svg:y="8.417cm">
          <draw:image xlink:href="Pictures/10000201000001780000009F4B950D113FB6AB33.png" xlink:type="simple" xlink:show="embed" xlink:actuate="onLoad">
            <text:p/>
          </draw:image>
        </draw:frame>
        <draw:line draw:style-name="gr2" draw:text-style-name="P2" draw:layer="layout" svg:x1="15.016cm" svg:y1="5.953cm" svg:x2="15.016cm" svg:y2="8.493cm">
          <text:p/>
        </draw:line>
        <draw:frame draw:style-name="gr3" draw:text-style-name="P3" draw:layer="layout" svg:width="2.407cm" svg:height="1.043cm" svg:x="13.813cm" svg:y="6.461cm">
          <draw:text-box>
            <text:p text:style-name="P1"><text:span text:style-name="T1">stdin</text:span></text:p>
          </draw:text-box>
        </draw:frame>
        <draw:frame draw:style-name="gr3" draw:text-style-name="P5" draw:layer="layout" svg:width="3.542cm" svg:height="0.954cm" svg:x="6.198cm" svg:y="3.54cm">
          <draw:text-box>
            <text:p text:style-name="P4"><text:span text:style-name="T2">Input data</text:span></text:p>
          </draw:text-box>
        </draw:frame>
        <draw:frame draw:style-name="gr3" draw:text-style-name="P5" draw:layer="layout" svg:width="2.966cm" svg:height="0.954cm" svg:x="6.774cm" svg:y="9.763cm">
          <draw:text-box>
            <text:p text:style-name="P4"><text:span text:style-name="T2">Process</text:span></text:p>
          </draw:text-box>
        </draw:frame>
        <draw:frame draw:style-name="gr3" draw:text-style-name="P5" draw:layer="layout" svg:width="4.071cm" svg:height="0.954cm" svg:x="5.669cm" svg:y="17.129cm">
          <draw:text-box>
            <text:p text:style-name="P4"><text:span text:style-name="T2">Output data</text:span></text:p>
          </draw:text-box>
        </draw:frame>
        <draw:g>
          <draw:line draw:style-name="gr2" draw:text-style-name="P2" draw:layer="layout" svg:x1="14.511cm" svg:y1="12.699cm" svg:x2="12.022cm" svg:y2="15.188cm">
            <text:p/>
          </draw:line>
          <draw:frame draw:style-name="gr3" draw:text-style-name="P3" draw:layer="layout" svg:width="2.788cm" svg:height="1.043cm" svg:x="11.872cm" svg:y="13.135cm">
            <draw:text-box>
              <text:p text:style-name="P1"><text:span text:style-name="T1">stdout</text:span></text:p>
            </draw:text-box>
          </draw:frame>
          <draw:line draw:style-name="gr2" draw:text-style-name="P2" draw:layer="layout" svg:x1="15.522cm" svg:y1="12.673cm" svg:x2="18.011cm" svg:y2="15.162cm">
            <text:p/>
          </draw:line>
          <draw:frame draw:style-name="gr3" draw:text-style-name="P3" draw:layer="layout" svg:width="2.788cm" svg:height="1.043cm" svg:x="15.372cm" svg:y="13.109cm">
            <draw:text-box>
              <text:p text:style-name="P1"><text:span text:style-name="T1">stderr</text:span></text:p>
            </draw:text-box>
          </draw:frame>
        </draw:g>
        <draw:frame draw:style-name="gr3" draw:text-style-name="P7" draw:layer="layout" svg:width="3.533cm" svg:height="0.954cm" svg:x="20.47cm" svg:y="17.129cm">
          <draw:text-box>
            <text:p text:style-name="P6"><text:span text:style-name="T3">Error data</text:span></text:p>
          </draw:text-box>
        </draw:frame>
      </draw:page>
      <draw:page draw:name="page2" draw:style-name="dp1" draw:master-page-name="Default">
        <draw:custom-shape draw:style-name="gr4" draw:text-style-name="P1" draw:layer="layout" svg:width="1.986cm" svg:height="1.397cm" svg:x="14.279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351cm" svg:y="1.499cm">
          <draw:image xlink:href="Pictures/10000200000001C200000130BA74CCF7B39C4350.png" xlink:type="simple" xlink:show="embed" xlink:actuate="onLoad">
            <text:p/>
          </draw:image>
        </draw:frame>
        <draw:line draw:style-name="gr2" draw:text-style-name="P2" draw:layer="layout" svg:x1="15.272cm" svg:y1="5.953cm" svg:x2="15.272cm" svg:y2="8.493cm">
          <text:p/>
        </draw:line>
        <draw:frame draw:style-name="gr3" draw:text-style-name="P9" draw:layer="layout" svg:width="2.407cm" svg:height="1.043cm" svg:x="14.069cm" svg:y="6.461cm">
          <draw:text-box>
            <text:p text:style-name="P8"><text:span text:style-name="T1">stdin</text:span></text:p>
          </draw:text-box>
        </draw:frame>
        <draw:frame draw:style-name="gr3" draw:text-style-name="P11" draw:layer="layout" svg:width="3.542cm" svg:height="0.954cm" svg:x="6.198cm" svg:y="3.54cm">
          <draw:text-box>
            <text:p text:style-name="P10"><text:span text:style-name="T4">Input data</text:span></text:p>
          </draw:text-box>
        </draw:frame>
        <draw:frame draw:style-name="gr3" draw:text-style-name="P5" draw:layer="layout" svg:width="2.966cm" svg:height="0.954cm" svg:x="6.774cm" svg:y="9.763cm">
          <draw:text-box>
            <text:p text:style-name="P4"><text:span text:style-name="T2">Process</text:span></text:p>
          </draw:text-box>
        </draw:frame>
        <draw:frame draw:style-name="gr3" draw:text-style-name="P5" draw:layer="layout" svg:width="4.071cm" svg:height="0.954cm" svg:x="2.169cm" svg:y="15.929cm">
          <draw:text-box>
            <text:p text:style-name="P4"><text:span text:style-name="T2">Output data</text:span></text:p>
          </draw:text-box>
        </draw:frame>
        <draw:g>
          <draw:line draw:style-name="gr2" draw:text-style-name="P2" draw:layer="layout" svg:x1="14.767cm" svg:y1="11.599cm" svg:x2="12.278cm" svg:y2="14.088cm">
            <text:p/>
          </draw:line>
          <draw:frame draw:style-name="gr3" draw:text-style-name="P3" draw:layer="layout" svg:width="2.788cm" svg:height="1.043cm" svg:x="12.128cm" svg:y="12.035cm">
            <draw:text-box>
              <text:p text:style-name="P1"><text:span text:style-name="T1">stdout</text:span></text:p>
            </draw:text-box>
          </draw:frame>
          <draw:line draw:style-name="gr2" draw:text-style-name="P2" draw:layer="layout" svg:x1="15.778cm" svg:y1="11.573cm" svg:x2="18.267cm" svg:y2="14.062cm">
            <text:p/>
          </draw:line>
          <draw:frame draw:style-name="gr3" draw:text-style-name="P3" draw:layer="layout" svg:width="2.788cm" svg:height="1.043cm" svg:x="15.628cm" svg:y="12.009cm">
            <draw:text-box>
              <text:p text:style-name="P1"><text:span text:style-name="T1">stderr</text:span></text:p>
            </draw:text-box>
          </draw:frame>
        </draw:g>
        <draw:frame draw:style-name="gr3" draw:text-style-name="P7" draw:layer="layout" svg:width="3.533cm" svg:height="0.954cm" svg:x="2.707cm" svg:y="17.629cm">
          <draw:text-box>
            <text:p text:style-name="P6"><text:span text:style-name="T2">Error data</text:span></text:p>
          </draw:text-box>
        </draw:frame>
        <draw:frame draw:style-name="gr3" draw:text-style-name="P12" draw:layer="layout" svg:width="1.349cm" svg:height="1.132cm" svg:x="14.598cm" svg:y="9.647cm">
          <draw:text-box>
            <text:p><text:span text:style-name="T5">ls</text:span></text:p>
          </draw:text-box>
        </draw:frame>
        <draw:line draw:style-name="gr5" draw:text-style-name="P2" draw:layer="layout" svg:x1="11.97cm" svg:y1="8.366cm" svg:x2="18.574cm" svg:y2="1.762cm">
          <text:p/>
        </draw:line>
        <draw:line draw:style-name="gr5" draw:text-style-name="P2" draw:layer="layout" svg:x1="18.574cm" svg:y1="8.366cm" svg:x2="11.97cm" svg:y2="1.762cm">
          <text:p/>
        </draw:line>
        <draw:frame draw:style-name="gr1" draw:text-style-name="P1" draw:layer="layout" svg:width="17.797cm" svg:height="4.739cm" svg:x="6.374cm" svg:y="14.592cm">
          <draw:image xlink:href="Pictures/1000020100000273000000A79294175E315DE335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4" draw:text-style-name="P1" draw:layer="layout" svg:width="1.986cm" svg:height="1.397cm" svg:x="14.372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444cm" svg:y="1.499cm">
          <draw:image xlink:href="Pictures/10000200000001C200000130BA74CCF7B39C4350.png" xlink:type="simple" xlink:show="embed" xlink:actuate="onLoad">
            <text:p/>
          </draw:image>
        </draw:frame>
        <draw:line draw:style-name="gr2" draw:text-style-name="P2" draw:layer="layout" svg:x1="15.365cm" svg:y1="5.953cm" svg:x2="15.365cm" svg:y2="8.493cm">
          <text:p/>
        </draw:line>
        <draw:frame draw:style-name="gr3" draw:text-style-name="P9" draw:layer="layout" svg:width="2.407cm" svg:height="1.043cm" svg:x="14.162cm" svg:y="6.461cm">
          <draw:text-box>
            <text:p text:style-name="P8"><text:span text:style-name="T1">stdin</text:span></text:p>
          </draw:text-box>
        </draw:frame>
        <draw:frame draw:style-name="gr3" draw:text-style-name="P11" draw:layer="layout" svg:width="3.542cm" svg:height="0.954cm" svg:x="6.198cm" svg:y="3.54cm">
          <draw:text-box>
            <text:p text:style-name="P10"><text:span text:style-name="T4">Input data</text:span></text:p>
          </draw:text-box>
        </draw:frame>
        <draw:frame draw:style-name="gr3" draw:text-style-name="P5" draw:layer="layout" svg:width="2.966cm" svg:height="0.954cm" svg:x="6.774cm" svg:y="9.763cm">
          <draw:text-box>
            <text:p text:style-name="P4"><text:span text:style-name="T2">Process</text:span></text:p>
          </draw:text-box>
        </draw:frame>
        <draw:frame draw:style-name="gr3" draw:text-style-name="P11" draw:layer="layout" svg:width="4.071cm" svg:height="0.954cm" svg:x="2.169cm" svg:y="15.129cm">
          <draw:text-box>
            <text:p text:style-name="P10"><text:span text:style-name="T2">Output data</text:span></text:p>
          </draw:text-box>
        </draw:frame>
        <draw:g>
          <draw:line draw:style-name="gr2" draw:text-style-name="P2" draw:layer="layout" svg:x1="14.86cm" svg:y1="11.599cm" svg:x2="12.371cm" svg:y2="14.088cm">
            <text:p/>
          </draw:line>
          <draw:frame draw:style-name="gr3" draw:text-style-name="P3" draw:layer="layout" svg:width="2.788cm" svg:height="1.043cm" svg:x="12.221cm" svg:y="12.035cm">
            <draw:text-box>
              <text:p text:style-name="P1"><text:span text:style-name="T1">stdout</text:span></text:p>
            </draw:text-box>
          </draw:frame>
          <draw:line draw:style-name="gr2" draw:text-style-name="P2" draw:layer="layout" svg:x1="15.871cm" svg:y1="11.573cm" svg:x2="18.36cm" svg:y2="14.062cm">
            <text:p/>
          </draw:line>
          <draw:frame draw:style-name="gr3" draw:text-style-name="P3" draw:layer="layout" svg:width="2.788cm" svg:height="1.043cm" svg:x="15.721cm" svg:y="12.009cm">
            <draw:text-box>
              <text:p text:style-name="P1"><text:span text:style-name="T1">stderr</text:span></text:p>
            </draw:text-box>
          </draw:frame>
        </draw:g>
        <draw:frame draw:style-name="gr3" draw:text-style-name="P7" draw:layer="layout" svg:width="3.533cm" svg:height="0.954cm" svg:x="2.707cm" svg:y="16.729cm">
          <draw:text-box>
            <text:p text:style-name="P6"><text:span text:style-name="T2">Error data</text:span></text:p>
          </draw:text-box>
        </draw:frame>
        <draw:frame draw:style-name="gr3" draw:text-style-name="P12" draw:layer="layout" svg:width="1.349cm" svg:height="1.132cm" svg:x="14.691cm" svg:y="9.647cm">
          <draw:text-box>
            <text:p><text:span text:style-name="T5">cd</text:span></text:p>
          </draw:text-box>
        </draw:frame>
        <draw:line draw:style-name="gr5" draw:text-style-name="P2" draw:layer="layout" svg:x1="12.063cm" svg:y1="8.366cm" svg:x2="18.667cm" svg:y2="1.762cm">
          <text:p/>
        </draw:line>
        <draw:line draw:style-name="gr5" draw:text-style-name="P2" draw:layer="layout" svg:x1="18.667cm" svg:y1="8.366cm" svg:x2="12.063cm" svg:y2="1.762cm">
          <text:p/>
        </draw:line>
        <draw:frame draw:style-name="gr1" draw:text-style-name="P1" draw:layer="layout" svg:width="18.123cm" svg:height="4.826cm" svg:x="6.304cm" svg:y="14.462cm">
          <draw:image xlink:href="Pictures/1000020100000273000000A70A6713D59FA3C16D.png" xlink:type="simple" xlink:show="embed" xlink:actuate="onLoad">
            <text:p/>
          </draw:image>
        </draw:frame>
        <draw:line draw:style-name="gr5" draw:text-style-name="P2" draw:layer="layout" svg:x1="13.063cm" svg:y1="13.366cm" svg:x2="14.622cm" svg:y2="11.807cm">
          <text:p/>
        </draw:line>
        <draw:line draw:style-name="gr5" draw:text-style-name="P2" draw:layer="layout" svg:x1="14.622cm" svg:y1="13.367cm" svg:x2="13.063cm" svg:y2="11.8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0:03:38.597079935</meta:creation-date>
    <dc:date>2018-09-26T18:56:21.365329168</dc:date>
    <meta:editing-duration>PT2H30M27S</meta:editing-duration>
    <meta:editing-cycles>5</meta:editing-cycles>
    <meta:generator>LibreOffice/5.4.1.2$MacOSX_X86_64 LibreOffice_project/ea7cb86e6eeb2bf3a5af73a8f7777ac570321527</meta:generator>
    <meta:document-statistic meta:object-count="50"/>
  </office:meta>
</office:document-meta>
</file>